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977cm" svg:height="2.685cm" draw:transform="skewX (-0.0010471975511966) rotate (-1.55212130379856) translate (6.307706609164cm 3.0903222327436cm)" svg:viewBox="0 0 978 2686" svg:d="M978 2604c-82-404-197-2005-164-2255-2-166-799-465-812-301-18 475 91 2040 182 2489 43 185 801 186 794 67z">
          <text:p/>
        </draw:path>
        <draw:path draw:style-name="gr1" draw:text-style-name="P1" draw:layer="layout" svg:width="0.902cm" svg:height="0.66cm" draw:transform="skewX (0.00244346095279198) rotate (-2.15652882376419) translate (4.31888958045799cm 3.459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2cm" svg:height="0.661cm" draw:transform="skewX (0.00122173047639598) rotate (-2.1556561591382) translate (6.568790651928cm 3.250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042cm" svg:height="2.671cm" draw:transform="skewX (0.000872664625997162) rotate (-1.55194677087336) translate (6.348365296086cm 7.0509584135873cm)" svg:viewBox="0 0 1043 2672" svg:d="M1043 2572c-83-404-242-1976-230-2247-6-137-813-442-812-278-14 435 179 2155 255 2491 43 185 797 160 787 34z">
          <text:p/>
        </draw:path>
        <draw:path draw:style-name="gr1" draw:text-style-name="P1" draw:layer="layout" svg:width="0.902cm" svg:height="0.661cm" draw:transform="skewX (0.00122173047639608) rotate (-2.1556561591382) translate (4.383790651928cm 7.479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cm" draw:transform="skewX (0.00244346095279198) rotate (-2.15652882376419) translate (6.63388958045799cm 7.209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4.051cm" svg:height="0.775cm" draw:transform="skewX (0.000174532925199434) rotate (-1.55264490257416) translate (5.31366602815099cm 3.4396533370027cm)" svg:viewBox="0 0 4052 776" svg:d="M143 709c342 30 1028 55 1748 66 718 6 1751-21 2124-26 128 2-105-705-221-709-341-1-801 94-1638 103-838 10-1748-69-2104-143-120-16-7 698 91 709z">
          <text:p/>
        </draw:path>
        <draw:path draw:style-name="gr1" draw:text-style-name="P1" draw:layer="layout" svg:width="0.903cm" svg:height="0.661cm" draw:transform="skewX (0.0012217304763961) rotate (-2.15687788961459) translate (5.44164014322699cm 3.4526888905430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3cm" svg:height="0.661cm" draw:transform="skewX (0.00244346095279205) rotate (-2.1556561591382) translate (5.470306999283cm 7.2123561881004cm)" svg:viewBox="0 0 904 662" svg:d="M527 644c137-64 329-219 367-367 35-139-27-185-184-243-156-57-352-32-459-4-277 72-309 187-173 370 136 182 314 309 449 244z">
          <text:p/>
        </draw:path>
        <draw:path draw:style-name="gr2" draw:text-style-name="P1" draw:layer="layout" svg:width="1.671cm" svg:height="1.798cm" svg:x="5.474cm" svg:y="7.168cm" svg:viewBox="0 0 1672 1799" svg:d="M1267 896c91-65 454 497 399 556-124 134-278 284-817 342-538 58-962-381-822-1019 68-309 207-576 376-775 0 0 480 476 425 530-141 127-179 316-35 453s365 4 474-87z">
          <text:p/>
        </draw:path>
        <draw:path draw:style-name="gr1" draw:text-style-name="P1" draw:layer="layout" svg:width="0.902cm" svg:height="0.661cm" draw:transform="skewX (0.00122173047639598) rotate (-2.1556561591382) translate (7.490457318594cm 8.10846249982791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3:49:15.360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11"/>
  </office:meta>
</office:document-meta>
</file>